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adornments="Normale" style:font-family-generic="swiss" style:font-pitch="variable"/>
    <style:font-face style:name="Liberation Sans1" svg:font-family="'Liberation Sans'" style:font-family-generic="swiss" style:font-pitch="variable"/>
    <style:font-face style:name="Liberation Sans2" svg:font-family="'Liberation Sans'" style:font-adornments="Standar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le78" style:family="table">
      <style:table-properties style:width="16.002cm" fo:margin-top="0cm" fo:margin-bottom="0cm" table:align="margins" fo:keep-with-next="always" style:may-break-between-rows="false"/>
    </style:style>
    <style:style style:name="Table78.A" style:family="table-column">
      <style:table-column-properties style:column-width="2.501cm" style:rel-column-width="10243*"/>
    </style:style>
    <style:style style:name="Table78.B" style:family="table-column">
      <style:table-column-properties style:column-width="13.501cm" style:rel-column-width="55292*"/>
    </style:style>
    <style:style style:name="Table78.1" style:family="table-row">
      <style:table-row-properties fo:keep-together="always"/>
    </style:style>
    <style:style style:name="Table78.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78.B1" style:family="table-cell">
      <style:table-cell-properties style:vertical-align="middle" fo:background-color="#dddddd" fo:padding="0.097cm" fo:border="0.25pt solid #000000" style:writing-mode="page">
        <style:background-image/>
      </style:table-cell-properties>
    </style:style>
    <style:style style:name="Table78.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78.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1" style:family="table">
      <style:table-properties style:width="16.002cm" fo:margin-top="0cm" fo:margin-bottom="0cm" table:align="margins" fo:keep-with-next="always" style:may-break-between-rows="false"/>
    </style:style>
    <style:style style:name="Table1.A" style:family="table-column">
      <style:table-column-properties style:column-width="6.895cm" style:rel-column-width="28237*"/>
    </style:style>
    <style:style style:name="Table1.B" style:family="table-column">
      <style:table-column-properties style:column-width="4.553cm" style:rel-column-width="18648*"/>
    </style:style>
    <style:style style:name="Table1.C" style:family="table-column">
      <style:table-column-properties style:column-width="4.554cm" style:rel-column-width="18650*"/>
    </style:style>
    <style:style style:name="Table1.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1.C1" style:family="table-cell">
      <style:table-cell-properties style:vertical-align="middle" fo:background-color="#dddddd" fo:padding="0.097cm" fo:border="0.25pt solid #000000" style:writing-mode="page">
        <style:background-image/>
      </style:table-cell-properties>
    </style:style>
    <style:style style:name="Table1.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P1" style:family="paragraph" style:parent-style-name="EG_20_Sezione_20_etichetta">
      <style:paragraph-properties fo:break-before="page"/>
      <style:text-properties officeooo:paragraph-rsid="00493a8f"/>
    </style:style>
    <style:style style:name="P2" style:family="paragraph" style:parent-style-name="Table_20_Contents">
      <style:text-properties officeooo:paragraph-rsid="00753ff7"/>
    </style:style>
    <style:style style:name="P3" style:family="paragraph" style:parent-style-name="Table_20_Heading">
      <style:text-properties officeooo:paragraph-rsid="00753ff7"/>
    </style:style>
    <style:style style:name="P4" style:family="paragraph" style:parent-style-name="Contenuto_20_tabella_20_lungo">
      <style:text-properties officeooo:paragraph-rsid="00753ff7"/>
    </style:style>
    <style:style style:name="P5" style:family="paragraph" style:parent-style-name="Table">
      <style:text-properties officeooo:paragraph-rsid="00753ff7"/>
    </style:style>
    <style:style style:name="P6" style:family="paragraph" style:parent-style-name="Contents_20_4">
      <style:paragraph-properties>
        <style:tab-stops/>
      </style:paragraph-properties>
    </style:style>
    <style:style style:name="P7" style:family="paragraph" style:parent-style-name="Contents_20_2">
      <style:paragraph-properties>
        <style:tab-stops/>
      </style:paragraph-properties>
    </style:style>
    <style:style style:name="P8" style:family="paragraph" style:parent-style-name="Contents_20_3">
      <style:paragraph-properties>
        <style:tab-stops/>
      </style:paragraph-properties>
    </style:style>
    <style:style style:name="P9" style:family="paragraph" style:parent-style-name="Contents_20_2">
      <style:paragraph-properties>
        <style:tab-stops/>
      </style:paragraph-properties>
    </style:style>
    <style:style style:name="P10" style:family="paragraph" style:parent-style-name="Contents_20_3">
      <style:paragraph-properties>
        <style:tab-stops/>
      </style:paragraph-properties>
    </style:style>
    <style:style style:name="P11" style:family="paragraph" style:parent-style-name="Contents_20_4">
      <style:paragraph-properties>
        <style:tab-stops/>
      </style:paragraph-properties>
    </style:style>
    <style:style style:name="P12" style:family="paragraph" style:parent-style-name="EG_20_Nota">
      <style:text-properties officeooo:rsid="0073f513" officeooo:paragraph-rsid="0073f513"/>
    </style:style>
    <style:style style:name="P13" style:family="paragraph" style:parent-style-name="EG_20_Nota" style:list-style-name="EG_20_All_20_nota_20_auto">
      <style:text-properties officeooo:paragraph-rsid="00753ff7"/>
    </style:style>
    <style:style style:name="P14" style:family="paragraph" style:parent-style-name="Heading_20_2">
      <style:text-properties officeooo:paragraph-rsid="008ab90f"/>
    </style:style>
    <style:style style:name="P15" style:family="paragraph" style:parent-style-name="Heading_20_3">
      <style:paragraph-properties fo:break-before="page"/>
    </style:style>
    <style:style style:name="P16" style:family="paragraph" style:parent-style-name="Heading_20_3" style:master-page-name="">
      <style:paragraph-properties style:page-number="auto" fo:break-before="page"/>
    </style:style>
    <style:style style:name="P17" style:family="paragraph" style:parent-style-name="Heading_20_3" style:master-page-name="">
      <style:paragraph-properties style:page-number="auto" fo:break-before="auto" fo:break-after="auto"/>
    </style:style>
    <style:style style:name="P18" style:family="paragraph" style:parent-style-name="Text_20_body" style:list-style-name="EG_20_All_20_commi"/>
    <style:style style:name="P19" style:family="paragraph" style:parent-style-name="Text_20_body">
      <style:text-properties officeooo:paragraph-rsid="00753ff7"/>
    </style:style>
    <style:style style:name="T1" style:family="text">
      <style:text-properties officeooo:rsid="0066a988"/>
    </style:style>
    <style:style style:name="T2" style:family="text">
      <style:text-properties officeooo:rsid="006f5f06"/>
    </style:style>
    <style:style style:name="T3" style:family="text">
      <style:text-properties officeooo:rsid="0070c4fa"/>
    </style:style>
    <style:style style:name="T4" style:family="text">
      <style:text-properties officeooo:rsid="0073f513"/>
    </style:style>
    <style:style style:name="T5" style:family="text">
      <style:text-properties officeooo:rsid="0074420a"/>
    </style:style>
    <style:style style:name="T6" style:family="text">
      <style:text-properties officeooo:rsid="00753ff7"/>
    </style:style>
    <style:style style:name="T7" style:family="text">
      <style:text-properties officeooo:rsid="0075fd29"/>
    </style:style>
    <style:style style:name="T8" style:family="text">
      <style:text-properties officeooo:rsid="0077ec98"/>
    </style:style>
    <style:style style:name="T9" style:family="text">
      <style:text-properties officeooo:rsid="0078611b"/>
    </style:style>
    <style:style style:name="T10" style:family="text">
      <style:text-properties officeooo:rsid="007d3ff8"/>
    </style:style>
    <style:style style:name="T11" style:family="text">
      <style:text-properties officeooo:rsid="00814c13"/>
    </style:style>
    <style:style style:name="T12" style:family="text">
      <style:text-properties officeooo:rsid="0082b404"/>
    </style:style>
    <style:style style:name="T13" style:family="text">
      <style:text-properties officeooo:rsid="008b1d55"/>
    </style:style>
    <style:style style:name="T14" style:family="text">
      <style:text-properties officeooo:rsid="00907814"/>
    </style:style>
    <style:style style:name="T15" style:family="text">
      <style:text-properties officeooo:rsid="00927224"/>
    </style:style>
    <style:style style:name="T16" style:family="text">
      <style:text-properties officeooo:rsid="0094720b"/>
    </style:style>
    <style:style style:name="T17" style:family="text">
      <style:text-properties officeooo:rsid="00996d2c"/>
    </style:style>
    <style:style style:name="T18" style:family="text">
      <style:text-properties officeooo:rsid="009ced45"/>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14" text:outline-level="2"><text:bookmark-start text:name="__RefHeading___Toc17127_2869364790"/><text:reference-mark-start text:name="ch sicurezza impianti"/>Sicurezza degli impianti tecnologici<text:line-break/>e di servizio<text:bookmark-end text:name="__RefHeading___Toc17127_2869364790"/><text:reference-mark-end text:name="ch sicurezza impianti"/></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7"/>
          <text:p text:style-name="P8"><text:a xlink:type="simple" xlink:href="#__RefHeading__958_1993315600" text:style-name="Index_20_Link" text:visited-style-name="Index_20_Link">Premessa</text:a></text:p>
          <text:p text:style-name="P8"><text:a xlink:type="simple" xlink:href="#__RefHeading__11688_1061340371" text:style-name="Index_20_Link" text:visited-style-name="Index_20_Link">Livelli di prestazione</text:a></text:p>
          <text:p text:style-name="P8"><text:a xlink:type="simple" xlink:href="#__RefHeading__185692_1904530980" text:style-name="Index_20_Link" text:visited-style-name="Index_20_Link">Criteri di attribuzione dei livelli di prestazione</text:a></text:p>
          <text:p text:style-name="P8"><text:a xlink:type="simple" xlink:href="#__RefHeading__185694_1904530980" text:style-name="Index_20_Link" text:visited-style-name="Index_20_Link">Soluzioni progettuali</text:a></text:p>
          <text:p text:style-name="P6"><text:a xlink:type="simple" xlink:href="#__RefHeading__185696_1904530980" text:style-name="Index_20_Link" text:visited-style-name="Index_20_Link">Soluzioni conformi</text:a></text:p>
          <text:p text:style-name="P6"><text:a xlink:type="simple" xlink:href="#__RefHeading__185698_1904530980" text:style-name="Index_20_Link" text:visited-style-name="Index_20_Link">Soluzioni alternative</text:a></text:p>
          <text:p text:style-name="P8"><text:a xlink:type="simple" xlink:href="#__RefHeading__11666_1061340371" text:style-name="Index_20_Link" text:visited-style-name="Index_20_Link">Obiettivi di sicurezza antincendio</text:a></text:p>
          <text:p text:style-name="P8"><text:a xlink:type="simple" xlink:href="#__RefHeading__14840_1061340371" text:style-name="Index_20_Link" text:visited-style-name="Index_20_Link">Prescrizioni aggiuntive di sicurezza antincendio</text:a></text:p>
          <text:p text:style-name="P6"><text:a xlink:type="simple" xlink:href="#__RefHeading__185700_1904530980" text:style-name="Index_20_Link" text:visited-style-name="Index_20_Link">Impianti per la produzione, trasformazione, trasporto, distribuzione e di utilizzazione dell’energia elettrica</text:a></text:p>
          <text:p text:style-name="P6"><text:a xlink:type="simple" xlink:href="#__RefHeading__185702_1904530980" text:style-name="Index_20_Link" text:visited-style-name="Index_20_Link">Impianti fotovoltaici</text:a></text:p>
          <text:p text:style-name="P6"><text:a xlink:type="simple" xlink:href="#__RefHeading___Toc114647_2443238718" text:style-name="Index_20_Link" text:visited-style-name="Index_20_Link">Infrastrutture per la ricarica di veicoli elettrici</text:a></text:p>
          <text:p text:style-name="P6"><text:a xlink:type="simple" xlink:href="#__RefHeading__185704_1904530980" text:style-name="Index_20_Link" text:visited-style-name="Index_20_Link">Protezione contro le scariche atmosferiche</text:a></text:p>
          <text:p text:style-name="P6"><text:a xlink:type="simple" xlink:href="#__RefHeading__185706_1904530980" text:style-name="Index_20_Link" text:visited-style-name="Index_20_Link">Impianti di sollevamento e trasporto di cose e persone</text:a></text:p>
          <text:p text:style-name="P6"><text:a xlink:type="simple" xlink:href="#__RefHeading__185708_1904530980" text:style-name="Index_20_Link" text:visited-style-name="Index_20_Link">Impianti di distribuzione gas combustibili</text:a></text:p>
          <text:p text:style-name="P6"><text:a xlink:type="simple" xlink:href="#__RefHeading___Toc820_2658732700" text:style-name="Index_20_Link" text:visited-style-name="Index_20_Link">Deposito di combustibili</text:a></text:p>
          <text:p text:style-name="P6"><text:a xlink:type="simple" xlink:href="#__RefHeading__185710_1904530980" text:style-name="Index_20_Link" text:visited-style-name="Index_20_Link">Impianti di distribuzione di gas medicali</text:a></text:p>
          <text:p text:style-name="P6"><text:a xlink:type="simple" xlink:href="#__RefHeading__185712_1904530980" text:style-name="Index_20_Link" text:visited-style-name="Index_20_Link">Opere di evacuazione dei prodotti della combustione</text:a></text:p>
          <text:p text:style-name="P6"><text:a xlink:type="simple" xlink:href="#__RefHeading__185714_1904530980" text:style-name="Index_20_Link" text:visited-style-name="Index_20_Link">Impianti di climatizzazione e condizionamento</text:a></text:p>
          <text:p text:style-name="P8"><text:a xlink:type="simple" xlink:href="#__RefHeading__960_1993315600" text:style-name="Index_20_Link" text:visited-style-name="Index_20_Link">Riferimenti</text:a></text:p>
        </text:index-body>
      </text:table-of-content>
      <text:p text:style-name="Standard"/>
      <text:h text:style-name="P15" text:outline-level="3"><text:bookmark-start text:name="__RefHeading__958_1993315600"/>Premessa<text:bookmark-end text:name="__RefHeading__958_1993315600"/></text:h>
      <text:list xml:id="list2287743948" text:style-name="EG_20_All_20_commi">
        <text:list-item text:start-value="1">
          <text:p text:style-name="P18">Ai fini della sicurezza antincendio devono essere considerati <text:span text:style-name="Emphasis">almeno</text:span> i seguenti impianti tecnologici e di servizio:</text:p>
          <text:list>
            <text:list-item>
              <text:p text:style-name="P18">produzione, trasformazione, trasporto, distribuzione e di utilizzazione dell’energia elettrica;</text:p>
            </text:list-item>
            <text:list-item>
              <text:p text:style-name="P18">protezione contro le scariche atmosferiche;</text:p>
            </text:list-item>
            <text:list-item>
              <text:p text:style-name="P18">sollevamento <text:span text:style-name="T4">o </text:span>trasporto di cose e persone;</text:p>
            </text:list-item>
          </text:list>
        </text:list-item>
      </text:list>
      <text:list xml:id="list3325032703" text:style-name="EG_20_All_20_nota_20_auto">
        <text:list-item>
          <text:p text:style-name="EG_20_Nota">Ad esempio: ascensori, montacarichi, montalettighe, scale mobili, marciapiedi mobili, …</text:p>
        </text:list-item>
      </text:list>
      <text:list xml:id="list200522075035290" text:continue-list="list2287743948" text:style-name="EG_20_All_20_commi">
        <text:list-item>
          <text:list>
            <text:list-item>
              <text:p text:style-name="P18">deposito, trasporto, distribuzione e utilizzazione di solidi, liquidi e gas combustibili, infiammabili e comburenti;</text:p>
            </text:list-item>
            <text:list-item>
              <text:p text:style-name="P18">riscaldamento, climatizzazione, condizionamento e refrigerazione, comprese le opere di evacuazione dei prodotti della combustione, e di ventilazione ed aerazione dei locali.</text:p>
            </text:list-item>
          </text:list>
        </text:list-item>
        <text:list-item>
          <text:p text:style-name="P18">Per gli impianti tecnologici e di servizio inseriti ne<text:span text:style-name="T4">i</text:span> process<text:span text:style-name="T4">i</text:span> produttiv<text:span text:style-name="T4">i</text:span> dell’attività il progettista effettua la valutazione del rischio di incendio e prevede adeguate misure <text:span text:style-name="T4">antincendio</text:span> di tipo preventivo, protettivo e gestionale. Tali misure devono essere in accordo con gli obiettivi di sicurezza riportati al paragrafo <text:bookmark-ref text:reference-format="number" text:ref-name="__RefHeading__11666_1061340371">S.10.5</text:bookmark-ref>.</text:p>
        </text:list-item>
      </text:list>
      <text:h text:style-name="Heading_20_3" text:outline-level="3"><text:bookmark-start text:name="__RefHeading__11688_1061340371"/>Livelli di prestazione<text:bookmark-end text:name="__RefHeading__11688_1061340371"/></text:h>
      <text:list xml:id="list200523389076537" text:continue-list="list200522075035290" text:style-name="EG_20_All_20_commi">
        <text:list-item text:start-value="1">
          <text:p text:style-name="P18">La tabella <text:sequence-ref text:reference-format="value" text:ref-name="refTable0">S.10-1</text:sequence-ref> riporta i livelli di prestazione attribuibili alle <text:span text:style-name="Emphasis">attività</text:span> per la presente misura antincendio.</text:p>
        </text:list-item>
      </text:list>
      <table:table table:name="Table78" table:style-name="Table78">
        <table:table-column table:style-name="Table78.A"/>
        <table:table-column table:style-name="Table78.B"/>
        <table:table-row table:style-name="Table78.1">
          <table:table-cell table:style-name="Table78.A1" office:value-type="string">
            <text:p text:style-name="Table_20_Heading">Livello di prestazione</text:p>
          </table:table-cell>
          <table:table-cell table:style-name="Table78.B1" office:value-type="string">
            <text:p text:style-name="Table_20_Heading">Descrizione</text:p>
          </table:table-cell>
        </table:table-row>
        <table:table-row table:style-name="Table78.1">
          <table:table-cell table:style-name="Table78.A2" office:value-type="string">
            <text:p text:style-name="Contenuto_20_tabella_20_centrato">I</text:p>
          </table:table-cell>
          <table:table-cell table:style-name="Table78.B2" office:value-type="string">
            <text:p text:style-name="Table_20_Contents">Impianti progettati, realizzati, <text:span text:style-name="T10">eserciti e mantenuti in efficienza</text:span> secondo la regola d’arte, in conformità alla regolamentazione vigente, con requisiti di sicurezza antincendio specifici.</text:p>
          </table:table-cell>
        </table:table-row>
      </table:table>
      <text:p text:style-name="Table">Tabella <text:sequence text:ref-name="refTable0" text:name="Table" text:formula="ooow:Table+1" style:num-format="1">S.10-1</text:sequence>: Livelli di prestazione</text:p>
      <text:h text:style-name="Heading_20_3" text:outline-level="3"><text:bookmark-start text:name="__RefHeading__185692_1904530980"/>Criteri di attribuzione dei livelli di prestazione<text:bookmark-end text:name="__RefHeading__185692_1904530980"/></text:h>
      <text:list xml:id="list200522562824722" text:continue-list="list200523389076537" text:style-name="EG_20_All_20_commi">
        <text:list-item text:start-value="1">
          <text:p text:style-name="P18">Il livello di prestazione I deve essere attribuito a tutte le attività.</text:p>
        </text:list-item>
      </text:list>
      <text:h text:style-name="P16" text:outline-level="3"><text:bookmark-start text:name="__RefHeading__185694_1904530980"/>Soluzioni progettuali<text:bookmark-end text:name="__RefHeading__185694_1904530980"/></text:h>
      <text:h text:style-name="Heading_20_4" text:outline-level="4"><text:bookmark-start text:name="__RefHeading__185696_1904530980"/>Soluzioni conformi<text:bookmark-end text:name="__RefHeading__185696_1904530980"/></text:h>
      <text:list xml:id="list200523073667259" text:continue-list="list200522562824722" text:style-name="EG_20_All_20_commi">
        <text:list-item text:start-value="1">
          <text:p text:style-name="P18">Si ritengono conformi gli impianti tecnologici e di servizio progettati, installati, verificati, eserciti e manutenuti a regola d’arte, in conformità alla regolamentazione vigente, secondo le norme applicabili.</text:p>
        </text:list-item>
        <text:list-item>
          <text:p text:style-name="P18">Tali impianti devono garantire gli obiettivi di sicurezza antincendio riportati al paragrafo <text:bookmark-ref text:reference-format="number" text:ref-name="__RefHeading__11666_1061340371">S.10.5</text:bookmark-ref> ed essere altresì conformi alle prescrizioni tecniche riportate al paragrafo <text:bookmark-ref text:reference-format="number" text:ref-name="__RefHeading__14840_1061340371">S.10.6</text:bookmark-ref> per la specifica tipologia dell’impianto.</text:p>
        </text:list-item>
      </text:list>
      <text:h text:style-name="Heading_20_4" text:outline-level="4"><text:bookmark-start text:name="__RefHeading__185698_1904530980"/>Soluzioni alternative<text:bookmark-end text:name="__RefHeading__185698_1904530980"/></text:h>
      <text:list xml:id="list200521647021274" text:continue-list="list200523073667259" text:style-name="EG_20_All_20_commi">
        <text:list-item text:start-value="1">
          <text:p text:style-name="P18">Sono ammesse <text:span text:style-name="Emphasis">soluzioni alternative</text:span> alle sole prescrizioni riportate al paragrafo <text:bookmark-ref text:reference-format="chapter" text:ref-name="__RefHeading__14840_1061340371">S.10.6</text:bookmark-ref>.</text:p>
        </text:list-item>
        <text:list-item>
          <text:p text:style-name="P18">Al fine del raggiungimento del <text:span text:style-name="Emphasis">livello di prestazione</text:span>, il progettista deve dimostrare il soddisfacimento degli obiettivi di sicurezza di cui al paragrafo <text:bookmark-ref text:reference-format="number" text:ref-name="__RefHeading__11666_1061340371">S.10.5</text:bookmark-ref>, impiegando uno dei metodi <text:span text:style-name="T3">de</text:span>l paragrafo <text:reference-ref text:reference-format="chapter" text:ref-name="ch progettazione metodi">Errore: sorgente del riferimento non trovata</text:reference-ref>.</text:p>
        </text:list-item>
      </text:list>
      <text:h text:style-name="P16" text:outline-level="3"><text:bookmark-start text:name="__RefHeading__11666_1061340371"/>Obiettivi di sicurezza antincendio<text:bookmark-end text:name="__RefHeading__11666_1061340371"/></text:h>
      <text:list xml:id="list200521943834792" text:continue-list="list200521647021274" text:style-name="EG_20_All_20_commi">
        <text:list-item text:start-value="1">
          <text:p text:style-name="P18">Gli impianti tecnologici e di servizio di cui al paragrafo <text:bookmark-ref text:reference-format="number" text:ref-name="__RefHeading__958_1993315600">S.10.1</text:bookmark-ref> devono rispettare i seguenti obiettivi di sicurezza antincendio:</text:p>
          <text:list>
            <text:list-item>
              <text:p text:style-name="P18">limitare la probabilità di costituire causa di incendio o di esplosione;</text:p>
            </text:list-item>
            <text:list-item>
              <text:p text:style-name="P18">limitare la propagazione di un incendio all’interno degli ambienti di installazione e contigui;</text:p>
            </text:list-item>
            <text:list-item>
              <text:p text:style-name="P18">non rendere inefficaci le altre misure antincendio, con particolare riferimento agli elementi di compartimentazione;</text:p>
            </text:list-item>
            <text:list-item>
              <text:p text:style-name="P18">consentire agli occupanti di lasciare gli ambienti in condizione di sicurezza;</text:p>
            </text:list-item>
            <text:list-item>
              <text:p text:style-name="P18">consentire alle squadre di soccorso di operare in condizioni di sicurezza;</text:p>
            </text:list-item>
            <text:list-item>
              <text:p text:style-name="P18">essere disattivabili, o altrimenti gestibili, a seguito di incendio.</text:p>
            </text:list-item>
          </text:list>
        </text:list-item>
        <text:list-item>
          <text:p text:style-name="P18">La gestione e la disattivazione di impianti tecnologici e di servizio, anche quelli destinati a rimanere in servizio durante l’emergenza, deve:</text:p>
          <text:list>
            <text:list-item>
              <text:p text:style-name="P18">poter essere effettuata da posizioni protette, <text:span text:style-name="T4">segnalate </text:span>e facilmente raggiungibili;</text:p>
            </text:list-item>
            <text:list-item>
              <text:p text:style-name="P18">essere prevista e descritta nel piano d’emergenza.</text:p>
            </text:list-item>
          </text:list>
        </text:list-item>
      </text:list>
      <text:list xml:id="list200521507052629" text:continue-list="list3325032703" text:style-name="EG_20_All_20_nota_20_auto">
        <text:list-item>
          <text:p text:style-name="P12">Per l’operatività (<text:span text:style-name="T13">c</text:span>apitolo <text:reference-ref text:reference-format="chapter" text:ref-name="ch operatività">Errore: sorgente del riferimento non trovata</text:reference-ref>) sono previste specifiche prescrizioni in merito alle modalità di disattivazione degli impianti, compresi quelli destinati a funzionare durante l’emergenza.</text:p>
        </text:list-item>
      </text:list>
      <text:h text:style-name="Heading_20_3" text:outline-level="3"><text:bookmark-start text:name="__RefHeading__14840_1061340371"/>Prescrizioni aggiuntive di sicurezza antincendio<text:bookmark-end text:name="__RefHeading__14840_1061340371"/></text:h>
      <text:list xml:id="list200521875079915" text:continue-list="list200521943834792" text:style-name="EG_20_All_20_commi">
        <text:list-item text:start-value="1">
          <text:p text:style-name="Text_20_body">Le seguenti prescrizioni tecniche si applicano alle specifiche tipologie di impianti tecnologici e di servizio di seguito indicati.</text:p>
        </text:list-item>
      </text:list>
      <text:h text:style-name="Heading_20_4" text:outline-level="4"><text:bookmark-start text:name="__RefHeading__185700_1904530980"/><text:bookmark-start text:name="__DdeLink__291_887008676"/><text:bookmark-start text:name="__DdeLink__256_887008676"/>Impianti per la produzione, trasformazione, trasporto, distribuzione e di utilizzazione dell’energia elettrica<text:bookmark-end text:name="__RefHeading__185700_1904530980"/><text:bookmark-end text:name="__DdeLink__291_887008676"/><text:bookmark-end text:name="__DdeLink__256_887008676"/></text:h>
      <text:list xml:id="list200522614427766" text:continue-list="list200521875079915" text:style-name="EG_20_All_20_commi">
        <text:list-item text:start-value="1">
          <text:p text:style-name="Text_20_body">Gli impianti per la produzione, trasformazione, trasporto, distribuzione e di utilizzazione dell’energia elettrica devono possedere caratteristiche strutturali e possibilità di intervento, individuate nel piano di emergenza, tali da non costituire pericolo durante le operazioni di estinzione dell’incendio <text:span text:style-name="T4">e di messa in sicurezza dell’attività.</text:span></text:p>
        </text:list-item>
      </text:list>
      <text:list xml:id="list200522412445202" text:continue-list="list200521507052629" text:style-name="EG_20_All_20_nota_20_auto">
        <text:list-item>
          <text:p text:style-name="P13">Le costruzioni elettriche <text:span text:style-name="T5">vengono</text:span> realizzate tenendo conto della classificazione del rischio elettrico dei luoghi in cui sono installate (<text:span text:style-name="T6">es. </text:span>luoghi ordinari, a maggior rischio in caso di incendio, a rischio di esplosione, …). <text:span text:style-name="T5">Generalmente, </text:span>gli impianti elettrici <text:span text:style-name="T5">sono</text:span> suddivisi in più circuiti terminali in modo che un guasto non possa generare situazioni di pericolo all’interno dell’attività. Qualora necessario, i dispositivi di protezione devono essere scelti in modo da garantire una corretta selettività. <text:span text:style-name="T5">Di norma i quadri elettrici contenenti circuiti che alimentano servizi di sicurezza devono essere ubicati in posizioni protette, segnalate e facilmente raggiungibili.</text:span></text:p>
        </text:list-item>
      </text:list>
      <text:list xml:id="list200522847914340" text:continue-list="list200522614427766" text:style-name="EG_20_All_20_commi">
        <text:list-item>
          <text:p text:style-name="Text_20_body">Deve essere valutata, in funzione della destinazione dei locali, del tempo di evacuazione dagli stessi, del tipo di posa delle condutture elettriche, dell’incidenza dei cavi elettrici su gli altri materiali <text:span text:style-name="T6">o </text:span>impianti presenti, la necessità di utilizzare cavi realizzati con materiali in grado di ridurre al minimo l’emissione di fumo, la produzione di gas acidi e corrosivi.</text:p>
        </text:list-item>
        <text:list-item>
          <text:p text:style-name="Text_20_body">I quadri elettrici possono essere installati lungo le vie di esodo a condizione che non costituiscano ostacolo al deflusso degli occupanti.</text:p>
        </text:list-item>
        <text:list-item>
          <text:p text:style-name="P19"><text:soft-page-break/>Qualora i quadri elettrici siano installati in ambienti aperti al pubblico, essi devono essere protetti almeno con una porta frontale con chiusura a chiave.</text:p>
        </text:list-item>
        <text:list-item>
          <text:p text:style-name="P19">Gli apparecchi di manovra dovranno sempre riportare chiare indicazioni dei circuiti a cui si riferiscono.</text:p>
        </text:list-item>
        <text:list-item>
          <text:p text:style-name="P18">Gli impianti di cui al paragrafo <text:bookmark-ref text:reference-format="number" text:ref-name="__RefHeading__958_1993315600">S.10.1</text:bookmark-ref>, che abbiano una funzione ai fini della gestione dell’emergenza, devono disporre di alimentazione elettrica di sicurezza con le caratteristiche minime indicate nella tabella <text:sequence-ref text:reference-format="value" text:ref-name="refTable1">S.10-2</text:sequence-ref>.</text:p>
        </text:list-item>
      </text:list>
      <text:list xml:id="list200523221698517" text:continue-list="list200522412445202" text:style-name="EG_20_All_20_nota_20_auto">
        <text:list-item>
          <text:p text:style-name="P13">Tutti i sistemi di protezione attiva e l’illuminazione di sicurezza, devono disporre di alimentazione elettrica di sicurezza.</text:p>
        </text:list-item>
      </text:list>
      <text:list xml:id="list200521738754880" text:continue-list="list200522847914340" text:style-name="EG_20_All_20_commi">
        <text:list-item>
          <text:p text:style-name="Text_20_body">I circuiti di sicurezza devono essere chiaramente identificati. <text:span text:style-name="T14">S</text:span>u ciascun dispositivo <text:span text:style-name="T14">di</text:span> protezione <text:span text:style-name="T14">del circuito o </text:span>impianto elettrico di sicurezza deve essere apposto un segnale riportante la dicitura “<text:span text:style-name="Emphasis">Non manovrare in caso d’incendio</text:span>”.</text:p>
        </text:list-item>
      </text:list>
      <table:table table:name="Table1" table:style-name="Table1">
        <table:table-column table:style-name="Table1.A"/>
        <table:table-column table:style-name="Table1.B"/>
        <table:table-column table:style-name="Table1.C"/>
        <table:table-row table:style-name="TableLine94660339979792">
          <table:table-cell table:style-name="Table1.A1" office:value-type="string">
            <text:p text:style-name="P3">Utenza</text:p>
          </table:table-cell>
          <table:table-cell table:style-name="Table1.A1" office:value-type="string">
            <text:p text:style-name="P3">Interruzione</text:p>
          </table:table-cell>
          <table:table-cell table:style-name="Table1.C1" office:value-type="string">
            <text:p text:style-name="P3">Autonomia</text:p>
          </table:table-cell>
        </table:table-row>
        <table:table-row table:style-name="TableLine94660340192112">
          <table:table-cell table:style-name="Table1.A2" office:value-type="string">
            <text:p text:style-name="P2">Illuminazione di sicurezza, IRAI, <text:span text:style-name="T17">sistemi di comunicazione in emergenza</text:span></text:p>
          </table:table-cell>
          <table:table-cell table:style-name="Table1.A2" office:value-type="string">
            <text:p text:style-name="Contenuto_20_tabella_20_centrato">Interruzione breve (≤ 0,5 s)</text:p>
          </table:table-cell>
          <table:table-cell table:style-name="Table1.C2" office:value-type="string">
            <text:p text:style-name="Contenuto_20_tabella_20_centrato"><text:bookmark-start text:name="__DdeLink__19964_1942406054"/>&gt; 30’ [1]<text:bookmark-end text:name="__DdeLink__19964_1942406054"/></text:p>
          </table:table-cell>
        </table:table-row>
        <table:table-row table:style-name="TableLine94660340188352">
          <table:table-cell table:style-name="Table1.A2" office:value-type="string">
            <text:p text:style-name="P2">Scale e marciapiedi mobili utilizzati per l’esodo [3], ascensori antincendio, SEFC</text:p>
          </table:table-cell>
          <table:table-cell table:style-name="Table1.A2" office:value-type="string">
            <text:p text:style-name="Contenuto_20_tabella_20_centrato">Interruzione media (≤ 15 s)</text:p>
          </table:table-cell>
          <table:table-cell table:style-name="Table1.C2" office:value-type="string">
            <text:p text:style-name="Contenuto_20_tabella_20_centrato">&gt; 30’ [1]</text:p>
          </table:table-cell>
        </table:table-row>
        <table:table-row table:style-name="TableLine94660480691824">
          <table:table-cell table:style-name="Table1.A2" office:value-type="string">
            <text:p text:style-name="P2">Sistemi di controllo o estinzione degli incendi</text:p>
          </table:table-cell>
          <table:table-cell table:style-name="Table1.A2" office:value-type="string">
            <text:p text:style-name="Contenuto_20_tabella_20_centrato">Interruzione media (≤ 15 s)</text:p>
          </table:table-cell>
          <table:table-cell table:style-name="Table1.C2" office:value-type="string">
            <text:p text:style-name="Contenuto_20_tabella_20_centrato">&gt; 120’ [2]</text:p>
          </table:table-cell>
        </table:table-row>
        <table:table-row table:style-name="TableLine94660480693488">
          <table:table-cell table:style-name="Table1.A2" office:value-type="string">
            <text:p text:style-name="P2">Ascensori di soccorso</text:p>
          </table:table-cell>
          <table:table-cell table:style-name="Table1.A2" office:value-type="string">
            <text:p text:style-name="Contenuto_20_tabella_20_centrato"><text:bookmark-start text:name="__DdeLink__19833_1942406054"/>Interruzione media (≤ 15 s)<text:bookmark-end text:name="__DdeLink__19833_1942406054"/></text:p>
          </table:table-cell>
          <table:table-cell table:style-name="Table1.C2" office:value-type="string">
            <text:p text:style-name="Contenuto_20_tabella_20_centrato"><text:bookmark-start text:name="__DdeLink__19896_1942406054"/>&gt; 120<text:bookmark-end text:name="__DdeLink__19896_1942406054"/>’</text:p>
          </table:table-cell>
        </table:table-row>
        <table:table-row table:style-name="TableLine94660340195808">
          <table:table-cell table:style-name="Table1.A2" office:value-type="string">
            <text:p text:style-name="P2">Altri Impianti</text:p>
          </table:table-cell>
          <table:table-cell table:style-name="Table1.A2" office:value-type="string">
            <text:p text:style-name="Contenuto_20_tabella_20_centrato">Interruzione media (≤ 15 s)</text:p>
          </table:table-cell>
          <table:table-cell table:style-name="Table1.C2" office:value-type="string">
            <text:p text:style-name="Contenuto_20_tabella_20_centrato">&gt; 120<text:bookmark text:name="__DdeLink__20025_1942406054"/>’</text:p>
          </table:table-cell>
        </table:table-row>
        <table:table-row table:style-name="TableLine94660339977712">
          <table:table-cell table:style-name="Table1.C2" table:number-columns-spanned="3" office:value-type="string">
            <text:p text:style-name="P4"><text:bookmark-start text:name="__DdeLink__28420_1651755580"/>[1]<text:bookmark-end text:name="__DdeLink__28420_1651755580"/> L’autonomia deve essere comunque congrua con il tempo disponibile per l’esodo dall’attività</text:p>
            <text:p text:style-name="P4">[2] L’autonomia può essere inferiore e pari al tempo di funzionamento dell’impianto</text:p>
            <text:p text:style-name="P4">[3] Solo se utilizzate in movimento durante l’esodo</text:p>
          </table:table-cell>
          <table:covered-table-cell/>
          <table:covered-table-cell/>
        </table:table-row>
      </table:table>
      <text:p text:style-name="P5">Tabella <text:sequence text:ref-name="refTable1" text:name="Table" text:formula="ooow:Table+1" style:num-format="1">S.10-2</text:sequence>: Autonomia minima ed interruzione dell’alimentazione elettrica di sicurezza</text:p>
      <text:h text:style-name="Heading_20_4" text:outline-level="4"><text:bookmark-start text:name="__RefHeading__185702_1904530980"/>Impianti fotovoltaici<text:bookmark-end text:name="__RefHeading__185702_1904530980"/></text:h>
      <text:list xml:id="list200521745159780" text:continue-list="list200521738754880" text:style-name="EG_20_All_20_commi">
        <text:list-item text:start-value="1">
          <text:p text:style-name="P18">In presenza di impianti fotovoltaici installati sulle coperture e sulle facciate degli edifici, <text:span text:style-name="T8">devono</text:span> essere utilizzati materiali, adottate soluzioni progettuali ed accorgimenti tecnici che limitino la probabilità di innesco dell’incendio e la successiva propagazione dello stesso anche all’interno dell’<text:span text:style-name="T6">opera da costruzione</text:span> e ad <text:span text:style-name="T6">altre</text:span> limitrofe.</text:p>
        </text:list-item>
        <text:list-item>
          <text:p text:style-name="Text_20_body">L’installazione degli impianti fotovoltaici deve garantire la sicurezza degli operatori addetti alle operazioni di manutenzione nonché la sicurezza dei soccorritori.</text:p>
        </text:list-item>
      </text:list>
      <text:list xml:id="list200521373746450" text:continue-list="list200523221698517" text:style-name="EG_20_All_20_nota_20_auto">
        <text:list-item>
          <text:p text:style-name="EG_20_Nota">Utili riferimenti sono costituiti dalle circolari DCPST n°1324 del 7 febbraio 2012 e DCPST n°6334 del 4 maggio 2012.</text:p>
        </text:list-item>
      </text:list>
      <text:h text:style-name="Heading_20_4" text:outline-level="4"><text:bookmark-start text:name="__RefHeading___Toc114647_2443238718"/>Infrastrutture per la ricarica di veicoli elettrici<text:bookmark-end text:name="__RefHeading___Toc114647_2443238718"/></text:h>
      <text:list xml:id="list200521526982587" text:continue-list="list200521745159780" text:style-name="EG_20_All_20_commi">
        <text:list-item text:start-value="1">
          <text:p text:style-name="Text_20_body">In presenza di infrastrutture per la ricarica dei veicoli elettrici devono essere utilizzati materiali, adottate soluzioni progettuali ed accorgimenti tecnici che limitino la probabilità di innesco dell’incendio e la successiva propagazione dello stesso anche all’interno dell’opera da costruzione e ad altre limitrofe.</text:p>
        </text:list-item>
        <text:list-item>
          <text:p text:style-name="Text_20_body">L’installazione di tali infrastrutture deve garantire la sicurezza degli operatori addetti alle operazioni di manutenzione nonché la sicurezza dei soccorritori.</text:p>
        </text:list-item>
      </text:list>
      <text:list xml:id="list200522796532455" text:continue-list="list200521373746450" text:style-name="EG_20_All_20_nota_20_auto">
        <text:list-item>
          <text:p text:style-name="EG_20_Nota">Utile riferimento è costituito dalla circolare DCPST n<text:span text:style-name="T9">°</text:span>2 del 5 novembre 2018.</text:p>
        </text:list-item>
      </text:list>
      <text:h text:style-name="Heading_20_4" text:outline-level="4"><text:bookmark-start text:name="__RefHeading__185704_1904530980"/><text:soft-page-break/>Protezione contro le scariche atmosferiche<text:bookmark-end text:name="__RefHeading__185704_1904530980"/></text:h>
      <text:list xml:id="list200522789962145" text:continue-list="list200521526982587" text:style-name="EG_20_All_20_commi">
        <text:list-item text:start-value="1">
          <text:p text:style-name="Text_20_body">Per tutte le attività deve essere eseguita una valutazione de<text:span text:style-name="T15">l</text:span> rischi<text:span text:style-name="T15">o</text:span> d<text:span text:style-name="T15">ovuto ai fulmini</text:span>.</text:p>
        </text:list-item>
        <text:list-item>
          <text:p text:style-name="P18">Sulla base dei risultati della valutazione d<text:span text:style-name="T15">i tale</text:span> rischio, gli impianti di protezione contro le scariche atmosferiche devono essere realizzati nel rispetto delle relative norme tecniche.</text:p>
        </text:list-item>
      </text:list>
      <text:h text:style-name="Heading_20_4" text:outline-level="4"><text:bookmark-start text:name="__RefHeading__185706_1904530980"/><text:bookmark-start text:name="__DdeLink__448_887008676"/>Impianti di sollevamento e trasporto di cose e persone<text:bookmark-end text:name="__RefHeading__185706_1904530980"/></text:h>
      <text:list xml:id="list200521655817942" text:continue-list="list200522789962145" text:style-name="EG_20_All_20_commi">
        <text:list-item text:start-value="1">
          <text:p text:style-name="Text_20_body"><text:bookmark-end text:name="__DdeLink__448_887008676"/>Tutti gli impianti di sollevamento e trasporto di cose e persone non specificatamente progettati per funzionare in caso di incendio, devono essere dotati di accorgimenti gestionali, organizzativi e tecnici che ne impediscano l’utilizzo in caso di emergenza.</text:p>
        </text:list-item>
      </text:list>
      <text:list xml:id="list200521757637064" text:continue-list="list200522796532455" text:style-name="EG_20_All_20_nota_20_auto">
        <text:list-item>
          <text:p text:style-name="EG_20_Nota">Ad esempio: ascensori, montacarichi, montalettighe, scale mobili, marciapiedi mobili, …</text:p>
        </text:list-item>
      </text:list>
      <text:h text:style-name="Heading_20_4" text:outline-level="4"><text:bookmark-start text:name="__RefHeading__185708_1904530980"/><text:bookmark-start text:name="__DdeLink__515_887008676"/>Impianti di distribuzione gas combustibili<text:bookmark-end text:name="__RefHeading__185708_1904530980"/><text:bookmark-end text:name="__DdeLink__515_887008676"/></text:h>
      <text:list xml:id="list200523200346263" text:continue-list="list200521655817942" text:style-name="EG_20_All_20_commi">
        <text:list-item text:start-value="1">
          <text:p text:style-name="P18">Le condutture principali dei gas combustibili a valle dei punti di consegna <text:span text:style-name="T10">quando raggiungono un’opera da costruzione (es. edificio civile, fabbricato industriale, …)</text:span>, devono essere installate a vista <text:span text:style-name="T10">ed all’esterno dell’opera da costruzione servita</text:span>.</text:p>
        </text:list-item>
      </text:list>
      <text:list xml:id="list200523048669952" text:continue-list="list200521757637064" text:style-name="EG_20_All_20_nota_20_auto">
        <text:list-item>
          <text:p text:style-name="EG_20_Nota">Ad esempio: <text:span text:style-name="T17">le </text:span>tubazioni del servizio comune di utenze d<text:span text:style-name="T6">i un edificio di civile abitazione</text:span> alimentato dall’impianto gas, cioè le sottocolonne e le colonne montanti, devono essere installate all’esterno, sulla facciata dell’edificio servito.</text:p>
        </text:list-item>
      </text:list>
      <text:list xml:id="list200522948089898" text:continue-list="list200523200346263" text:style-name="EG_20_All_20_commi">
        <text:list-item>
          <text:p text:style-name="P18">In caso di eventuali brevi attraversamenti di locali, le tubazioni di cui al comma 1 devono essere poste in guaina di classe europea A1 di reazione al fuoco, aerata alle due estremità verso l’esterno e di diametro superiore di almeno 20 mm rispetto alla tubazione interna.</text:p>
        </text:list-item>
        <text:list-item>
          <text:p text:style-name="P18">È consentita l’installazione delle condutture all’interno delle opere da costruzione, a condizione che sia effettuata <text:span text:style-name="T7">la </text:span>valutazione del rischio <text:span text:style-name="T11">di atmosfere </text:span>esplo<text:span text:style-name="T11">sive</text:span> <text:span text:style-name="T11">(c</text:span>apitolo <text:reference-ref text:reference-format="chapter" text:ref-name="ch aree atmosfere esplosive">Errore: sorgente del riferimento non trovata</text:reference-ref><text:span text:style-name="T11">)</text:span>.</text:p>
        </text:list-item>
      </text:list>
      <text:h text:style-name="Heading_20_4" text:outline-level="4"><text:bookmark-start text:name="__RefHeading___Toc820_2658732700"/>Deposito di combustibili<text:bookmark-end text:name="__RefHeading___Toc820_2658732700"/></text:h>
      <text:list xml:id="list200521730548917" text:continue-list="list200522948089898" text:style-name="EG_20_All_20_commi">
        <text:list-item text:start-value="1">
          <text:p text:style-name="Text_20_body">Devono essere adottate misure al fine di evitare la dispersione del combustibile, <text:span text:style-name="T10">a</text:span>d esempio:</text:p>
          <text:list>
            <text:list-item>
              <text:p text:style-name="P18">bacino di contenimento impermeabile, protetto dagli agenti atmosferici, di volume pari alla capacità complessiva dei serbatoi di combustibili liquidi;</text:p>
            </text:list-item>
            <text:list-item>
              <text:p text:style-name="P18">dispositivi di intercettazione delle linee con comando in posizione accessibile, protetta e segnalata;</text:p>
            </text:list-item>
            <text:list-item>
              <text:p text:style-name="P18">dispositivi di arresto delle pompe di alimentazione;</text:p>
            </text:list-item>
            <text:list-item>
              <text:p text:style-name="P18">dispositivi di rivelazione ed allarme;</text:p>
            </text:list-item>
            <text:list-item>
              <text:p text:style-name="P18">protezione contro gli urti accidentali da parte di veicoli o altri elementi;</text:p>
            </text:list-item>
            <text:list-item>
              <text:p text:style-name="P18">protezione dei serbatoi e delle linee contro la corrosione;</text:p>
            </text:list-item>
            <text:list-item>
              <text:p text:style-name="P18">predisposizione di aree dedicate, attacchi idonei per il carico e scarico in sicurezza dei serbatoi;</text:p>
            </text:list-item>
            <text:list-item>
              <text:p text:style-name="P18">dispositivi automatici per impedire il sovra-riempimento dei serbatoi</text:p>
            </text:list-item>
            <text:list-item>
              <text:p text:style-name="P18">procedure ordinarie e d’emergenza.</text:p>
            </text:list-item>
          </text:list>
        </text:list-item>
        <text:list-item>
          <text:p text:style-name="P18"><text:soft-page-break/>Devono essere adottate misure al fine di evitare la propagazione dell’incendio e di mitigarne gli effetti. <text:span text:style-name="T1">A</text:span>d esempio:</text:p>
          <text:list>
            <text:list-item>
              <text:p text:style-name="P18">impianti di protezione attiva;</text:p>
            </text:list-item>
            <text:list-item>
              <text:p text:style-name="P18">interposizione di idonee distanze di separazione tra lo stoccaggio del combustibile e l’impianto servito;</text:p>
            </text:list-item>
            <text:list-item>
              <text:p text:style-name="P18">inserimento del deposito di combustibile e del relativo impianto servito in compartimenti distinti;</text:p>
            </text:list-item>
            <text:list-item>
              <text:p text:style-name="P18">qualora lo stoccaggio del combustibile non avvenga all’aperto o in compartimento <text:span text:style-name="T12">distinto</text:span>, la quantità di combustibile stoccato sia limitata al minimo indispensabile per la funzionalità delle attività servite.</text:p>
            </text:list-item>
          </text:list>
        </text:list-item>
        <text:list-item>
          <text:p text:style-name="P18">Il tubo di sfiato dei vapori da serbatoi sia adeguatamente dimensionato, sfociante ad almeno 2,5 m dal piano di calpestio e posto ad idonea distanza da altre attività.</text:p>
        </text:list-item>
      </text:list>
      <text:h text:style-name="Heading_20_4" text:outline-level="4"><text:bookmark-start text:name="__RefHeading__185710_1904530980"/>Impianti di distribuzione di gas medicali<text:bookmark-start text:name="__DdeLink__666_887008676"/><text:bookmark-end text:name="__RefHeading__185710_1904530980"/></text:h>
      <text:list xml:id="list200522143087319" text:continue-list="list200521730548917" text:style-name="EG_20_All_20_commi">
        <text:list-item text:start-value="1">
          <text:p text:style-name="Text_20_body">La distribuzione dei gas medicali deve avvenire, di <text:span text:style-name="T10">norma</text:span>, mediante impianti centralizzati.</text:p>
        </text:list-item>
        <text:list-item>
          <text:p text:style-name="Text_20_body">Detti impianti devono essere rispondenti ai seguenti criteri:</text:p>
          <text:list>
            <text:list-item>
              <text:p text:style-name="Text_20_body">la disposizione geometrica delle tubazioni della rete primaria deve essere tale da garantire l’alimentazione di altri compartimenti non interessati dall’incendio. L’impianto di un compartimento non deve essere derivato da un altro compartimento, ma direttamente dalla rete di distribuzione primaria;</text:p>
            </text:list-item>
            <text:list-item>
              <text:p text:style-name="Text_20_body">l’impianto deve essere compatibile con il sistema di compartimentazione antincendio e deve permettere l’interruzione della erogazione dei gas mediante dispositivi di intercettazione manuale posti all’esterno di ogni compartimento in posizione accessibile, protetta e segnalata; idonea segnaletica, inoltre, devono indicare i tratti di impianto sezionabili a seguito della manovre di intercettazione;<text:bookmark text:name="__DdeLink__575_887008676"/></text:p>
            </text:list-item>
            <text:list-item>
              <text:p text:style-name="Text_20_body">le reti di distribuzione dei gas medicali devono essere disposte in modo tale da non interferire in alcun modo con reti di altri impianti tecnologici e <text:span text:style-name="T16">di servizio</text:span>.</text:p>
            </text:list-item>
            <text:list-item>
              <text:p text:style-name="Text_20_body">i cavedi attraversati dagli impianti di gas medicali devono essere ventilati con aperture la cui posizione sarà funzione della densità dei gas interessati<text:bookmark-end text:name="__DdeLink__666_887008676"/>.</text:p>
            </text:list-item>
          </text:list>
        </text:list-item>
      </text:list>
      <text:list xml:id="list200521961346515" text:continue-list="list200523048669952" text:style-name="EG_20_All_20_nota_20_auto">
        <text:list-item>
          <text:p text:style-name="EG_20_Nota">Le norme di riferimento per la progettazione, installazione, esercizio e manutenzione degli impianti per la distribuzione dei gas medicali sono la UNI EN ISO 7396-1 “<text:span text:style-name="Emphasis">Impianti di distribuzione dei gas medicali - Parte 1: Impianti di distribuzione dei gas medicali compressi e per vuoto</text:span>”, la UNI EN ISO 7396-2 “<text:span text:style-name="Emphasis">Impianti di distribuzione dei gas medicali - Parte 2: Impianti di evacuazione dei gas anestetici</text:span>” e la norma UNI 11100 “<text:span text:style-name="Emphasis">Impianti di distribuzione dei gas medicali compressi e per vuoto e impianti di evacuazione dei gas anestetici - Guida all’accettazione, alla messa in servizio, all’autorizzazione all’uso e alla gestione operativa</text:span>”.</text:p>
        </text:list-item>
      </text:list>
      <text:h text:style-name="Heading_20_4" text:outline-level="4"><text:bookmark-start text:name="__RefHeading__185712_1904530980"/><text:bookmark-start text:name="__DdeLink__627_887008676"/>Opere di evacuazione dei prodotti della combustione<text:bookmark-end text:name="__RefHeading__185712_1904530980"/><text:bookmark-end text:name="__DdeLink__627_887008676"/></text:h>
      <text:list xml:id="list200523257200992" text:continue-list="list200522143087319" text:style-name="EG_20_All_20_commi">
        <text:list-item text:start-value="1">
          <text:p text:style-name="P18">Nel caso in cui le canne fumarie attraversino o lambiscano materiali combustibili le stesse dovranno essere opportunamente distanziate. Utili indicazioni in merito sono fornite nel paragrafo <text:reference-ref text:reference-format="chapter" text:ref-name="ch resistenza al fuoco classi">Errore: sorgente del riferimento non trovata</text:reference-ref> del presente documento.<text:bookmark text:name="__DdeLink__740_887008676"/></text:p>
        </text:list-item>
      </text:list>
      <text:h text:style-name="Heading_20_4" text:outline-level="4"><text:bookmark-start text:name="__RefHeading__185714_1904530980"/><text:soft-page-break/>Impianti di climatizzazione e condizionamento<text:bookmark-end text:name="__RefHeading__185714_1904530980"/></text:h>
      <text:list xml:id="list200522007017273" text:continue-list="list200523257200992" text:style-name="EG_20_All_20_commi">
        <text:list-item text:start-value="1">
          <text:p text:style-name="P18">Gli impianti di condizionamento o di ventilazione devono possedere requisiti che garantiscano il raggiungimento dei seguenti ulteriori specifici obiettivi:</text:p>
          <text:list>
            <text:list-item>
              <text:p text:style-name="P18"><text:bookmark text:name="__DdeLink__346_887008676"/>evitare il ricircolo dei prodotti della combustione o di altri gas ritenuti pericolosi;</text:p>
            </text:list-item>
            <text:list-item>
              <text:p text:style-name="P18">non produrre, a causa di avarie o guasti propri, fumi che si diffondano nei locali serviti;</text:p>
            </text:list-item>
            <text:list-item>
              <text:p text:style-name="P18">non costituire elemento di propagazione di fumi o fiamme, anche nella fase iniziale degli incendi.</text:p>
            </text:list-item>
          </text:list>
        </text:list-item>
        <text:list-item>
          <text:p text:style-name="Text_20_body">Negli ambiti dell’attività ove gli occupanti possano essere esposti agli effetti dei gas refrigeranti, <text:span text:style-name="T18">dovrebbero</text:span> essere <text:span text:style-name="T7">impiegati</text:span> gas refrigeranti classificati A1 o A2L secondo <text:span text:style-name="T7">norma </text:span>ISO 817 “<text:span text:style-name="Emphasis">Refrigerants - Designation and safety classification</text:span>”.</text:p>
        </text:list-item>
      </text:list>
      <text:list xml:id="list200522754489316" text:continue-list="list200521961346515" text:style-name="EG_20_All_20_nota_20_auto">
        <text:list-item>
          <text:p text:style-name="EG_20_Nota">La serie delle norme UNI EN 378 “<text:span text:style-name="Emphasis">Sistemi di refrigerazione e pompe di calore - Requisiti di sicurezza e ambientali</text:span>” specifica i requisiti per la sicurezza degli occupanti e dei beni, fornisce una guida per la tutela dell’ambiente e stabilisce procedure per il funzionamento, la manutenzione e la riparazione di impianti di refrigerazione e per il recupero dei refrigeranti. <text:span text:style-name="T17">Ove si impieghino </text:span>gas refrigeranti infiammabili, la serie delle UNI EN 378 contiene previsioni specifiche di sicurezza antincendio.</text:p>
        </text:list-item>
      </text:list>
      <text:h text:style-name="P17" text:outline-level="3"><text:bookmark-start text:name="__RefHeading__960_1993315600"/>Riferimenti<text:bookmark-end text:name="__RefHeading__960_1993315600"/></text:h>
      <text:list xml:id="list200521552051092" text:continue-list="list200522007017273" text:style-name="EG_20_All_20_commi">
        <text:list-item text:start-value="1">
          <text:p text:style-name="Text_20_body"><text:bookmark-start text:name="__RefHeading__4030_4719215308"/>Si indicano i seguenti riferimenti:<text:bookmark-end text:name="__RefHeading__4030_4719215308"/></text:p>
          <text:list>
            <text:list-item>
              <text:p text:style-name="Text_20_body">Norme CEI e<text:span text:style-name="T2">d</text:span> UNI applicabili.</text:p>
            </text:list-item>
            <text:list-item>
              <text:p text:style-name="Text_20_body">S Mannan, “<text:span text:style-name="Emphasis">Le</text:span><text:span text:style-name="Emphasis"><text:span text:style-name="T10">e</text:span></text:span><text:span text:style-name="Emphasis">s’ Loss Prevention in the Process Industries: Hazard Identification, Assessment and Control</text:span>”, Ed. Butterworth-Heinemann, 2012.</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adornments="Normale" style:font-family-generic="swiss" style:font-pitch="variable"/>
    <style:font-face style:name="Liberation Sans1" svg:font-family="'Liberation Sans'" style:font-family-generic="swiss" style:font-pitch="variable"/>
    <style:font-face style:name="Liberation Sans2" svg:font-family="'Liberation Sans'" style:font-adornments="Standar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1"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2"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2"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2"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EG_20_Aggiornamento" style:display-name="EG Aggiornamento" style:family="paragraph" style:parent-style-name="Text_20_body" style:list-style-name="" style:master-page-name="">
      <style:paragraph-properties fo:margin-top="0cm" fo:margin-bottom="0.101cm" style:contextual-spacing="false" fo:text-align="center" style:justify-single-word="false" style:page-number="auto" style:snap-to-layout-grid="false">
        <style:tab-stops/>
      </style:paragraph-properties>
      <style:text-properties fo:color="#000000" loext:opacity="100%" style:font-name="Liberation Sans" fo:font-family="'Liberation Sans'" style:font-style-name="Normale" style:font-family-generic="swiss" style:font-pitch="variable"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style:style style:name="EG_20_Cornice_20_aggiornamento" style:display-name="EG Cornice aggiornamento" style:family="graphic" style:parent-style-name="Frame">
      <style:graphic-properties svg:width="0.801cm" fo:min-height="0.101cm" text:anchor-type="char" svg:x="-0.9cm" svg:y="0cm" fo:margin-top="0cm" fo:margin-bottom="0cm" style:protect="size" style:wrap="run-through" style:number-wrapped-paragraphs="no-limit" style:vertical-pos="middle" style:vertical-rel="char" style:horizontal-pos="from-left" style:horizontal-rel="page-content" fo:background-color="#e8f2a1" style:background-transparency="0%" draw:fill="solid" draw:fill-color="#e8f2a1" draw:opacity="100%" fo:padding="0.049cm" fo:border="none" draw:wrap-influence-on-position="once-concurrent" loext:allow-overlap="true" draw:textarea-vertical-align="middle">
        <style:columns fo:column-count="1" fo:column-gap="0cm"/>
      </style:graphic-properties>
    </style:style>
    <text:outline-style style:name="Outline">
      <text:outline-level-style text:level="1" loext:num-list-format="Sezione %1%" style:num-prefix="Sezione " style:num-format="A" text:start-value="19">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start-value="10"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S.10</text:chapter><text:s/><text:chapter text:display="name" text:outline-level="2">Sicurezza degli impianti tecnologici e di servizio</text:chapter><text:tab/>Pagina <text:chapter text:display="plain-number" text:outline-level="2">S.10</text:chapter>-<text:page-number text:select-page="current">8</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text:chapter text:display="name" text:outline-level="1">Sicurezza degli impianti tecnologici e di servizio</text:chapter></text:p>
      </style:header>
    </style:master-page>
    <style:master-page style:name="EG_20_Sezioni_20_prima" style:display-name="EG Sezioni prima" style:page-layout-name="Mpm13" draw:style-name="Mdp1" style:next-style-name="EG_20_Sezioni"/>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7T07:54:09.514984455</meta:creation-date>
    <meta:editing-duration>PT4H10M5S</meta:editing-duration>
    <meta:editing-cycles>70</meta:editing-cycles>
    <meta:generator>LibreOffice/7.2.3.2$Linux_X86_64 LibreOffice_project/20$Build-2</meta:generator>
    <dc:title>modello_codicepi_14</dc:title>
    <meta:initial-creator>Emanuele Gissi</meta:initial-creator>
    <dc:date>2021-12-07T20:05:21.146683675</dc:date>
    <meta:document-statistic meta:table-count="2" meta:image-count="0" meta:object-count="0" meta:page-count="8" meta:paragraph-count="150" meta:word-count="2311" meta:character-count="16320" meta:non-whitespace-character-count="14261"/>
    <meta:template xlink:type="simple" xlink:actuate="onRequest" xlink:title="modello_codicepi_14" xlink:href="../../../../../../Modelli/modello_codicepi_14.ott" meta:date="2019-06-11T19:42:58.853340625"/>
  </office:meta>
</office:document-meta>
</file>